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44cm"/>
    </style:style>
    <style:style style:name="co3" style:family="table-column">
      <style:table-column-properties fo:break-before="auto" style:column-width="8.823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8.629cm"/>
    </style:style>
    <style:style style:name="co6" style:family="table-column">
      <style:table-column-properties fo:break-before="auto" style:column-width="3.4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row table:style-name="ro1">
          <table:table-cell table:style-name="ce1"/>
          <table:table-cell office:value-type="string">
            <text:p>Distance du Soleil (millions km)</text:p>
          </table:table-cell>
          <table:table-cell office:value-type="string">
            <text:p>Temps de révolution autour du Soleil (jours terrestres)</text:p>
          </table:table-cell>
          <table:table-cell office:value-type="string">
            <text:p>Vitesse de rotation autour du Soleil (km/h)</text:p>
          </table:table-cell>
          <table:table-cell office:value-type="string">
            <text:p>Durée d'un jour/période de rotation (jours terrestres)</text:p>
          </table:table-cell>
          <table:table-cell office:value-type="string">
            <text:p>Inclinaison de l'axe</text:p>
          </table:table-cell>
          <table:table-cell office:value-type="string">
            <text:p>Diamètre (km)</text:p>
          </table:table-cell>
        </table:table-row>
        <table:table-row table:style-name="ro1">
          <table:table-cell office:value-type="string">
            <text:p>Mercure</text:p>
          </table:table-cell>
          <table:table-cell office:value-type="float" office:value="57.9">
            <text:p>57,9</text:p>
          </table:table-cell>
          <table:table-cell office:value-type="float" office:value="88">
            <text:p>88</text:p>
          </table:table-cell>
          <table:table-cell office:value-type="string">
            <text:p>172 332</text:p>
          </table:table-cell>
          <table:table-cell office:value-type="string">
            <text:p>58 jours 15 h 36 min</text:p>
          </table:table-cell>
          <table:table-cell office:value-type="string">
            <text:p>1°</text:p>
          </table:table-cell>
          <table:table-cell office:value-type="float" office:value="4880">
            <text:p>4880</text:p>
          </table:table-cell>
        </table:table-row>
        <table:table-row table:style-name="ro1">
          <table:table-cell office:value-type="string">
            <text:p>Vénus</text:p>
          </table:table-cell>
          <table:table-cell office:value-type="float" office:value="108">
            <text:p>108</text:p>
          </table:table-cell>
          <table:table-cell office:value-type="float" office:value="225">
            <text:p>225</text:p>
          </table:table-cell>
          <table:table-cell office:value-type="string">
            <text:p>126 072</text:p>
          </table:table-cell>
          <table:table-cell office:value-type="string">
            <text:p>243 jours 27 min</text:p>
          </table:table-cell>
          <table:table-cell office:value-type="string">
            <text:p>3°</text:p>
          </table:table-cell>
          <table:table-cell office:value-type="float" office:value="12104">
            <text:p>12104</text:p>
          </table:table-cell>
        </table:table-row>
        <table:table-row table:style-name="ro1">
          <table:table-cell office:value-type="string">
            <text:p>Terre</text:p>
          </table:table-cell>
          <table:table-cell office:value-type="float" office:value="149.6">
            <text:p>149,6</text:p>
          </table:table-cell>
          <table:table-cell office:value-type="float" office:value="365.25">
            <text:p>365,25</text:p>
          </table:table-cell>
          <table:table-cell office:value-type="string">
            <text:p>107 208</text:p>
          </table:table-cell>
          <table:table-cell office:value-type="string">
            <text:p>23 h 56 min = 1 jour</text:p>
          </table:table-cell>
          <table:table-cell office:value-type="string">
            <text:p>23,5°</text:p>
          </table:table-cell>
          <table:table-cell office:value-type="float" office:value="12742">
            <text:p>12742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28">
            <text:p>228</text:p>
          </table:table-cell>
          <table:table-cell office:value-type="float" office:value="687">
            <text:p>687</text:p>
          </table:table-cell>
          <table:table-cell office:value-type="string">
            <text:p>86 868</text:p>
          </table:table-cell>
          <table:table-cell office:value-type="string">
            <text:p>1 jour 27 min</text:p>
          </table:table-cell>
          <table:table-cell office:value-type="string">
            <text:p>25°</text:p>
          </table:table-cell>
          <table:table-cell office:value-type="float" office:value="6794">
            <text:p>6794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778.4">
            <text:p>778,4</text:p>
          </table:table-cell>
          <table:table-cell office:value-type="string">
            <text:p>4 329 (11 ans, 314 jours)</text:p>
          </table:table-cell>
          <table:table-cell office:value-type="string">
            <text:p>47 052</text:p>
          </table:table-cell>
          <table:table-cell office:value-type="string">
            <text:p>9 h 55 min</text:p>
          </table:table-cell>
          <table:table-cell office:value-type="string">
            <text:p>3°</text:p>
          </table:table-cell>
          <table:table-cell office:value-type="float" office:value="142984">
            <text:p>142984</text:p>
          </table:table-cell>
        </table:table-row>
        <table:table-row table:style-name="ro1">
          <table:table-cell office:value-type="string">
            <text:p>Saturne</text:p>
          </table:table-cell>
          <table:table-cell office:value-type="string">
            <text:p>1 429</text:p>
          </table:table-cell>
          <table:table-cell office:value-type="string">
            <text:p>10 751 (29 ans, 166 jours)</text:p>
          </table:table-cell>
          <table:table-cell office:value-type="string">
            <text:p>34 884</text:p>
          </table:table-cell>
          <table:table-cell office:value-type="string">
            <text:p>10 h 47 min</text:p>
          </table:table-cell>
          <table:table-cell office:value-type="string">
            <text:p>27°</text:p>
          </table:table-cell>
          <table:table-cell office:value-type="float" office:value="120536">
            <text:p>120536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string">
            <text:p>2 875</text:p>
          </table:table-cell>
          <table:table-cell office:value-type="string">
            <text:p>30 664 (84 ans, 4 jours)</text:p>
          </table:table-cell>
          <table:table-cell office:value-type="string">
            <text:p>24 516</text:p>
          </table:table-cell>
          <table:table-cell office:value-type="string">
            <text:p>17 h 20 min</text:p>
          </table:table-cell>
          <table:table-cell office:value-type="string">
            <text:p>98°</text:p>
          </table:table-cell>
          <table:table-cell office:value-type="float" office:value="51118">
            <text:p>51118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4504">
            <text:p>4504</text:p>
          </table:table-cell>
          <table:table-cell office:value-type="string">
            <text:p>60 148 (164 ans, 288 jours)</text:p>
          </table:table-cell>
          <table:table-cell office:value-type="string">
            <text:p>19 548</text:p>
          </table:table-cell>
          <table:table-cell office:value-type="string">
            <text:p>15 h 58 min</text:p>
          </table:table-cell>
          <table:table-cell office:value-type="string">
            <text:p>30°</text:p>
          </table:table-cell>
          <table:table-cell office:value-type="float" office:value="49244">
            <text:p>49244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5">05/12/2019</text:date>, <text:time>12:0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line Xu</meta:initial-creator>
    <meta:creation-date>2019-12-05T11:57:23.60</meta:creation-date>
    <dc:date>2019-12-05T12:00:24.68</dc:date>
    <dc:creator>Caroline Xu</dc:creator>
    <meta:editing-duration>PT3M3S</meta:editing-duration>
    <meta:editing-cycles>1</meta:editing-cycles>
    <meta:generator>OpenOffice/4.1.4$Win32 OpenOffice.org_project/414m5$Build-9788</meta:generator>
    <meta:document-statistic meta:table-count="3" meta:cell-count="62" meta:object-count="0"/>
  </office:meta>
</office:document-meta>
</file>